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9a999" officeooo:paragraph-rsid="0019a999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19a999" officeooo:paragraph-rsid="0019a999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19a999" officeooo:paragraph-rsid="001ca32f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19a999" officeooo:paragraph-rsid="001ddbe1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19a999" officeooo:paragraph-rsid="00213f91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19a999" officeooo:paragraph-rsid="00284f81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1aff11" officeooo:paragraph-rsid="001aff11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1e987a" officeooo:paragraph-rsid="001e987a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1ca32f" officeooo:paragraph-rsid="001ca32f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1ddbe1" officeooo:paragraph-rsid="00213f91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213f91" officeooo:paragraph-rsid="00213f91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213f91" officeooo:paragraph-rsid="00213f91" fo:background-color="#5983b0" style:font-weight-asian="normal" style:font-weight-complex="normal"/>
    </style:style>
    <style:style style:name="P13" style:family="paragraph" style:parent-style-name="Standard">
      <style:text-properties style:text-underline-style="none" fo:font-weight="bold" officeooo:rsid="0026fe29" officeooo:paragraph-rsid="0026fe29" style:font-weight-asian="bold" style:font-weight-complex="bold"/>
    </style:style>
    <style:style style:name="P14" style:family="paragraph" style:parent-style-name="Standard">
      <style:text-properties style:text-underline-style="none" fo:font-weight="bold" officeooo:rsid="0026fe29" officeooo:paragraph-rsid="00299b23" style:font-weight-asian="bold" style:font-weight-complex="bold"/>
    </style:style>
    <style:style style:name="P15" style:family="paragraph" style:parent-style-name="Standard">
      <style:text-properties fo:color="#2a6099" loext:opacity="100%" fo:font-style="italic" style:text-underline-style="solid" style:text-underline-width="auto" style:text-underline-color="font-color" fo:font-weight="bold" officeooo:rsid="00213f91" officeooo:paragraph-rsid="00213f91" style:font-style-asian="italic" style:font-weight-asian="bold" style:font-style-complex="italic" style:font-weight-complex="bold"/>
    </style:style>
    <style:style style:name="P16" style:family="paragraph" style:parent-style-name="Standard">
      <style:text-properties fo:font-style="italic" style:text-underline-style="none" fo:font-weight="bold" officeooo:rsid="0026fe29" officeooo:paragraph-rsid="0026fe29" fo:background-color="#ff8000" style:font-style-asian="italic" style:font-weight-asian="bold" style:font-style-complex="italic" style:font-weight-complex="bold"/>
    </style:style>
    <style:style style:name="P17" style:family="paragraph" style:parent-style-name="Standard">
      <style:text-properties fo:font-size="16pt" fo:font-style="italic" style:text-underline-style="solid" style:text-underline-width="auto" style:text-underline-color="font-color" fo:font-weight="normal" officeooo:rsid="00284533" officeooo:paragraph-rsid="00284533" fo:background-color="#ffbf00" style:font-size-asian="16pt" style:font-style-asian="italic" style:font-weight-asian="normal" style:font-size-complex="16pt" style:font-style-complex="italic" style:font-weight-complex="normal"/>
    </style:style>
    <style:style style:name="P18" style:family="paragraph" style:parent-style-name="Standard">
      <style:text-properties fo:color="#ff0000" loext:opacity="100%" style:text-underline-style="none" fo:font-weight="bold" officeooo:rsid="0026fe29" officeooo:paragraph-rsid="0026fe29" style:font-weight-asian="bold" style:font-weight-complex="bold"/>
    </style:style>
    <style:style style:name="P19" style:family="paragraph" style:parent-style-name="Standard">
      <style:text-properties style:text-underline-style="none" fo:font-weight="normal" officeooo:rsid="0019a999" officeooo:paragraph-rsid="00284f81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a32f" style:font-weight-asian="bold" style:font-weight-complex="bold"/>
    </style:style>
    <style:style style:name="T3" style:family="text">
      <style:text-properties fo:font-weight="bold" officeooo:rsid="001ddbe1" style:font-weight-asian="bold" style:font-weight-complex="bold"/>
    </style:style>
    <style:style style:name="T4" style:family="text">
      <style:text-properties fo:font-weight="bold" officeooo:rsid="00213f91" style:font-weight-asian="bold" style:font-weight-complex="bold"/>
    </style:style>
    <style:style style:name="T5" style:family="text">
      <style:text-properties fo:font-weight="bold" officeooo:rsid="00284f81" style:font-weight-asian="bold" style:font-weight-complex="bold"/>
    </style:style>
    <style:style style:name="T6" style:family="text">
      <style:text-properties officeooo:rsid="001aff11"/>
    </style:style>
    <style:style style:name="T7" style:family="text">
      <style:text-properties style:text-underline-style="solid" style:text-underline-width="auto" style:text-underline-color="font-color" fo:font-weight="bold" officeooo:rsid="001aff11" style:font-weight-asian="bold" style:font-weight-complex="bold"/>
    </style:style>
    <style:style style:name="T8" style:family="text">
      <style:text-properties officeooo:rsid="001ca32f"/>
    </style:style>
    <style:style style:name="T9" style:family="text">
      <style:text-properties officeooo:rsid="001ddbe1"/>
    </style:style>
    <style:style style:name="T10" style:family="text">
      <style:text-properties fo:color="#000000" loext:opacity="100%" fo:background-color="#ffff00" loext:char-shading-value="0"/>
    </style:style>
    <style:style style:name="T11" style:family="text">
      <style:text-properties fo:color="#000000" loext:opacity="100%" fo:font-style="italic" style:text-underline-style="solid" style:text-underline-width="auto" style:text-underline-color="font-color" fo:font-weight="bold" fo:background-color="#ffff00" loext:char-shading-value="0" style:font-style-asian="italic" style:font-weight-asian="bold" style:font-style-complex="italic" style:font-weight-complex="bold"/>
    </style:style>
    <style:style style:name="T12" style:family="text">
      <style:text-properties officeooo:rsid="00213f91"/>
    </style:style>
    <style:style style:name="T13" style:family="text">
      <style:text-properties fo:color="#2a6099" loext:opacity="100%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4" style:family="text">
      <style:text-properties fo:color="#2a6099" loext:opacity="100%" fo:font-style="italic" style:text-underline-style="solid" style:text-underline-width="auto" style:text-underline-color="font-color" fo:font-weight="bold" officeooo:rsid="00213f91" style:font-style-asian="italic" style:font-weight-asian="bold" style:font-style-complex="italic" style:font-weight-complex="bold"/>
    </style:style>
    <style:style style:name="T15" style:family="text">
      <style:text-properties fo:color="#ff0000" loext:opacity="100%"/>
    </style:style>
    <style:style style:name="T16" style:family="text">
      <style:text-properties officeooo:rsid="00284f81"/>
    </style:style>
    <style:style style:name="T17" style:family="text">
      <style:text-properties fo:font-style="italic" officeooo:rsid="00284f81" style:font-style-asian="italic" style:font-style-complex="italic"/>
    </style:style>
    <style:style style:name="T18" style:family="text">
      <style:text-properties fo:font-style="italic" officeooo:rsid="002b7a65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as del proyecto</text:p>
      <text:p text:style-name="P2"/>
      <text:p text:style-name="P2">1) Desarrollado en Python 3.11.3 (main, Apr 11 2023, 18:35:49) [GCC 11.3.0] on linux</text:p>
      <text:p text:style-name="P2">2) <text:span text:style-name="T13">Librerias </text:span><text:span text:style-name="T14">que debemos instalar</text:span><text:span text:style-name="T13">:</text:span></text:p>
      <text:p text:style-name="P5"><text:tab/></text:p>
      <text:p text:style-name="P5"><text:span text:style-name="T1"><text:tab/>SpeechRecognition</text:span>: pip install SpeechRecognition en consola de Ide</text:p>
      <text:p text:style-name="P2"><text:tab/><text:span text:style-name="T1">Pyttsx3</text:span>: pip install pyttsx3</text:p>
      <text:p text:style-name="P2"><text:tab/><text:span text:style-name="T1">PyAudio</text:span>: pip install Pyaudio ó instalar desde <text:a xlink:type="simple" xlink:href="https://pypi.org/project/PyAudio/" text:style-name="Internet_20_link" text:visited-style-name="Visited_20_Internet_20_Link">https://pypi.org/project/PyAudio/</text:a></text:p>
      <text:p text:style-name="P4"><text:tab/><text:span text:style-name="T7">Pywhatkit</text:span><text:span text:style-name="T6">: pip install pywhatkit</text:span></text:p>
      <text:p text:style-name="P4"><text:tab/><text:span text:style-name="T3">Wikipedia</text:span><text:span text:style-name="T9">: pip install wikipedia</text:span></text:p>
      <text:p text:style-name="P4"><text:tab/><text:span text:style-name="T3">Datetime</text:span><text:span text:style-name="T9">: pip install datetime</text:span></text:p>
      <text:p text:style-name="P4"><text:tab/><text:span text:style-name="T3">Keyboard</text:span><text:span text:style-name="T9">: pip install keyboard</text:span></text:p>
      <text:p text:style-name="P6"><text:tab/><text:span text:style-name="T3">Pygame</text:span><text:span text:style-name="T9">: pip install pygame</text:span></text:p>
      <text:p text:style-name="P6"><text:span text:style-name="T9"><text:tab/></text:span><text:span text:style-name="T5">Tk</text:span><text:span text:style-name="T16">: pip install tk</text:span><text:span text:style-name="T9"> </text:span></text:p>
      <text:p text:style-name="P6"><text:tab/><text:span text:style-name="T5">PIL</text:span><text:span text:style-name="T16">: esta librería simplemente se importa, colocamos </text:span><text:span text:style-name="T17">from PIL import Image, ImageTk</text:span></text:p>
      <text:p text:style-name="P6"><text:span text:style-name="T17"><text:tab/></text:span><text:span text:style-name="T18">Threading: Esta librería simplemente se importa</text:span></text:p>
      <text:p text:style-name="P10"><text:tab/></text:p>
      <text:p text:style-name="P15">Librerias que debemos importar:</text:p>
      <text:p text:style-name="P10"><text:tab/></text:p>
      <text:p text:style-name="P5"><text:span text:style-name="T4"><text:tab/>subprocess</text:span><text:span text:style-name="T12">: ya esta incluida en python, solo debemos importarla con la sentencia “import <text:tab/>subprocess”.</text:span></text:p>
      <text:p text:style-name="P5"><text:tab/><text:span text:style-name="T4">Os: </text:span><text:span text:style-name="T12">nos ayuda a crear, leer, manejar archivos en python.</text:span></text:p>
      <text:p text:style-name="P4"><text:tab/><text:tab/></text:p>
      <text:p text:style-name="P2"/>
      <text:p text:style-name="P7">3) <text:span text:style-name="T8">Crear entorno virtual:</text:span></text:p>
      <text:p text:style-name="P7"><text:tab/><text:span text:style-name="T2">Instalar virtualenv</text:span><text:span text:style-name="T8">: pip install virtualenv</text:span></text:p>
      <text:p text:style-name="P7"><text:tab/><text:span text:style-name="T2">Para crearlo</text:span><text:span text:style-name="T8">: virtualenv env, en el directorio donde queremos crear el entorno virtual</text:span></text:p>
      <text:p text:style-name="P7"><text:tab/><text:span text:style-name="T2">Para activarlo</text:span><text:span text:style-name="T8">: source env/bin/activate</text:span></text:p>
      <text:p text:style-name="P7"><text:tab/><text:span text:style-name="T2">Para instalar librerias: </text:span><text:span text:style-name="T8">pip install librería ó pip3 install librería</text:span></text:p>
      <text:p text:style-name="P7"><text:tab/><text:span text:style-name="T2">Para desactivarlo</text:span><text:span text:style-name="T8">: deactivate</text:span></text:p>
      <text:p text:style-name="P8"><text:tab/></text:p>
      <text:p text:style-name="P8"><text:tab/><text:span text:style-name="T11">ACLARACION IMPORTANTE:</text:span><text:span text:style-name="T10"> para que tome las librerias, tambien debemos instalarlas por consola de linux, con la misma sentencia pip</text:span>.</text:p>
      <text:p text:style-name="P2"><text:tab/></text:p>
      <text:p text:style-name="P9">4) Una vez dentro del entorno virtual, ejecutamos el proyecto con: python3 nombrearchivo.py</text:p>
      <text:p text:style-name="P11">Si queremos ejecutarlo como usuario root, debemos colocar “su” en consola, la contraseña del usuario y luego los pasos anteriores.</text:p>
      <text:p text:style-name="P12"/>
      <text:p text:style-name="P17">*** IMPORTANTE ****</text:p>
      <text:p text:style-name="P16">PARA EJECUTAR EL PROYECTO, HACEMOS LO SIGUIENTE:</text:p>
      <text:p text:style-name="P16">ESCRIBIMOS EN CONSOLA:<text:tab/></text:p>
      <text:p text:style-name="P13"><text:tab/><text:span text:style-name="T15">sudo su</text:span></text:p>
      <text:p text:style-name="P13"><text:s text:c="2"/><text:tab/>(ingresamos la contraseña)</text:p>
      <text:p text:style-name="P14"><text:tab/></text:p>
      <text:p text:style-name="P18"><text:tab/>source env/bin/activate</text:p>
      <text:p text:style-name="P13"><text:tab/><text:tab/></text:p>
      <text:p text:style-name="P18"><text:tab/>python3 comandosVoz.py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10:26:54.267006808</meta:creation-date>
    <dc:date>2023-06-08T17:27:21.460193029</dc:date>
    <meta:editing-duration>PT2H13M13S</meta:editing-duration>
    <meta:editing-cycles>9</meta:editing-cycles>
    <meta:generator>LibreOffice/7.3.7.2$Linux_X86_64 LibreOffice_project/30$Build-2</meta:generator>
    <meta:document-statistic meta:table-count="0" meta:image-count="0" meta:object-count="0" meta:page-count="1" meta:paragraph-count="41" meta:word-count="225" meta:character-count="1641" meta:non-whitespace-character-count="1411"/>
  </office:meta>
</office:document-meta>
</file>